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avid" svg:font-family="David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іца1" style:family="table">
      <style:table-properties style:width="16.983cm" table:align="right"/>
    </style:style>
    <style:style style:name="Табліца1.A" style:family="table-column">
      <style:table-column-properties style:column-width="0.513cm"/>
    </style:style>
    <style:style style:name="Табліца1.B" style:family="table-column">
      <style:table-column-properties style:column-width="5.274cm"/>
    </style:style>
    <style:style style:name="Табліца1.C" style:family="table-column">
      <style:table-column-properties style:column-width="5.599cm"/>
    </style:style>
    <style:style style:name="Табліца1.D" style:family="table-column">
      <style:table-column-properties style:column-width="5.597cm"/>
    </style:style>
    <style:style style:name="Таблі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іца1.D1" style:family="table-cell">
      <style:table-cell-properties fo:padding="0.097cm" fo:border="0.002cm solid #000000"/>
    </style:style>
    <style:style style:name="Табліца1.A2" style:family="table-cell">
      <style:table-cell-properties fo:padding="0.097cm" fo:border-left="0.002cm solid #000000" fo:border-right="none" fo:border-top="none" fo:border-bottom="0.002cm solid #000000"/>
    </style:style>
    <style:style style:name="Таблі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style:line-height-at-least="0.582cm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David" fo:font-size="15.75pt" fo:letter-spacing="normal" fo:font-style="normal" fo:font-weight="normal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000000" fo:letter-spacing="normal" style:font-name-complex="David" style:font-size-complex="15.75pt" style:font-style-complex="normal" style:font-weight-complex="normal"/>
    </style:style>
    <style:style style:name="P4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Times New Roman1" fo:letter-spacing="normal" style:font-name-complex="David" style:font-size-complex="15.75pt" style:font-style-complex="normal" style:font-weight-complex="normal"/>
    </style:style>
    <style:style style:name="P5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size-complex="16pt"/>
    </style:style>
    <style:style style:name="P8" style:family="paragraph" style:parent-style-name="Standard">
      <style:paragraph-properties fo:margin-left="0cm" fo:margin-right="0cm" style:line-height-at-least="0.582cm" fo:text-align="end" style:justify-single-word="false" fo:text-indent="0cm" style:auto-text-indent="false"/>
      <style:text-properties fo:font-variant="normal" fo:text-transform="none" fo:color="#000000" fo:letter-spacing="normal" style:font-name-complex="David" style:font-size-complex="15.75pt" style:font-style-complex="normal" style:font-weight-complex="normal"/>
    </style:style>
    <style:style style:name="P9" style:family="paragraph" style:parent-style-name="Standard">
      <style:paragraph-properties fo:margin-left="0cm" fo:margin-right="0cm" style:line-height-at-least="0.582cm" fo:text-align="end" style:justify-single-word="false" fo:text-indent="0cm" style:auto-text-indent="false"/>
      <style:text-properties fo:color="#000000"/>
    </style:style>
    <style:style style:name="P10" style:family="paragraph" style:parent-style-name="Text_20_body">
      <style:paragraph-properties fo:text-align="center" style:justify-single-word="false"/>
      <style:text-properties style:font-size-complex="16pt"/>
    </style:style>
    <style:style style:name="T1" style:family="text">
      <style:text-properties fo:font-variant="normal" fo:text-transform="none" style:font-name="David" fo:font-size="15.75pt" fo:letter-spacing="normal" fo:font-style="normal" fo:font-weight="normal"/>
    </style:style>
    <style:style style:name="T2" style:family="text">
      <style:text-properties fo:font-variant="normal" fo:text-transform="none" fo:letter-spacing="normal" style:font-name-complex="David" style:font-size-complex="15.75pt" style:font-style-complex="normal" style:font-weight-complex="normal"/>
    </style:style>
    <style:style style:name="T3" style:family="text">
      <style:text-properties fo:font-variant="normal" fo:text-transform="none" style:font-name="Times New Roman1" fo:letter-spacing="normal" style:font-name-complex="David" style:font-size-complex="15.75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2/V/2014</text:p>
      <text:p text:style-name="P7">בראשית כ"ב – <text:span text:style-name="T4">עקדת יצחק<text:tab/></text:span></text:p>
      <text:p text:style-name="P6">בחינה העברית המקראית, Prof. Liliane Vana <text:s/></text:p>
      <text:p text:style-name="P6">תרגום מעברית לצרפתית</text:p>
      <text:p text:style-name="P6">עשה מַקסִים סֵבֵלֶב</text:p>
      <table:table table:name="Табліца1" table:style-name="Табліца1">
        <table:table-column table:style-name="Табліца1.A"/>
        <table:table-column table:style-name="Табліца1.B"/>
        <table:table-column table:style-name="Табліца1.C"/>
        <table:table-column table:style-name="Табліца1.D"/>
        <table:table-row>
          <table:table-cell table:style-name="Табліца1.A1" office:value-type="string">
            <text:p text:style-name="P2"/>
          </table:table-cell>
          <table:table-cell table:style-name="Табліца1.A1" office:value-type="string">
            <text:p text:style-name="P8"/>
          </table:table-cell>
          <table:table-cell table:style-name="Табліца1.A1" office:value-type="string">
            <text:p text:style-name="P1">המילים החדשים והדיקדוק</text:p>
          </table:table-cell>
          <table:table-cell table:style-name="Табліца1.D1" office:value-type="string">
            <text:p text:style-name="P1"/>
          </table:table-cell>
        </table:table-row>
        <table:table-row>
          <table:table-cell table:style-name="Табліца1.A2" office:value-type="string">
            <text:p text:style-name="P1">א</text:p>
          </table:table-cell>
          <table:table-cell table:style-name="Табліца1.A2" office:value-type="string">
            <text:p text:style-name="P8">וַיְהִי אַחַר הַדְּבָרִים הָאֵלֶּה</text:p>
            <text:p text:style-name="P8">וְהָאֱלֹהִים נִסָּה אֶת אַבְרָהָם</text:p>
          </table:table-cell>
          <table:table-cell table:style-name="Табліца1.A2" office:value-type="string">
            <text:p text:style-name="P3">אַחַר – après, derrière</text:p>
            <text:p text:style-name="P3">נסה (pi*el) – mettre à l'epreuve, essayer</text:p>
          </table:table-cell>
          <table:table-cell table:style-name="Табліца1.D2" office:value-type="string">
            <text:p text:style-name="P1">С'était après ces évenements (litt.«choses»), que le Dieu éprouvait Avraham.</text:p>
          </table:table-cell>
        </table:table-row>
        <table:table-row>
          <table:table-cell table:style-name="Табліца1.A2" office:value-type="string">
            <text:p text:style-name="P1"/>
          </table:table-cell>
          <table:table-cell table:style-name="Табліца1.A2" office:value-type="string">
            <text:p text:style-name="P8">וַיֹּאמֶר אֵלָיו אַבְרָהָם</text:p>
            <text:p text:style-name="P8">וַיֹּאמֶר הִנֵּנִי</text:p>
          </table:table-cell>
          <table:table-cell table:style-name="Табліца1.A2" office:value-type="string">
            <text:p text:style-name="P1">Je n'ai pas trouvé le mot <text:span text:style-name="T2">הִנֵּנִי mais il a l'air d'une contraction אֳנִי+הִנֵה</text:span></text:p>
          </table:table-cell>
          <table:table-cell table:style-name="Табліца1.D2" office:value-type="string">
            <text:p text:style-name="P1">Il a dit: «Avraham!» </text:p>
            <text:p text:style-name="P1">Il a dit: «Me voici»</text:p>
          </table:table-cell>
        </table:table-row>
        <table:table-row>
          <table:table-cell table:style-name="Табліца1.A2" office:value-type="string">
            <text:p text:style-name="P2">ב</text:p>
          </table:table-cell>
          <table:table-cell table:style-name="Табліца1.A2" office:value-type="string">
            <text:p text:style-name="P8">וַיֹּאמֶר קַח נָא אֶת בִּנְךָ אֶת יְחִידְךָ<text:line-break/>אֲשֶׁר אָהַבְתָּ<text:line-break/>אֶת יִצְחָק</text:p>
          </table:table-cell>
          <table:table-cell table:style-name="Табліца1.A2" office:value-type="string">
            <text:p text:style-name="P1">לָׁקַח – prendre, se procurer</text:p>
            <text:p text:style-name="P1">קַח – imperatif m sg: prends!</text:p>
            <text:p text:style-name="P1">נָא! -- donc</text:p>
            <text:p text:style-name="P1">יָחִיד – unique</text:p>
          </table:table-cell>
          <table:table-cell table:style-name="Табліца1.D2" office:value-type="string">
            <text:p text:style-name="P1">Il a dit: «Prends donc ton fils, ton unique, celui que tu aimes (litt.«as aimé»), Yiṣḥaq,</text:p>
          </table:table-cell>
        </table:table-row>
        <table:table-row>
          <table:table-cell table:style-name="Табліца1.A2" office:value-type="string">
            <text:p text:style-name="P1"/>
          </table:table-cell>
          <table:table-cell table:style-name="Табліца1.A2" office:value-type="string">
            <text:p text:style-name="P8">וְלֶךְ לְךָ אֶל אֶרֶץ הַמֹּרִיָּה</text:p>
            <text:p text:style-name="P8">וְהַעֲלֵהוּ שָׁם לְעֹלָה עַל אַחַד הֶהָרִים אֲשֶׁר אֹמַר אֵלֶיךָ</text:p>
          </table:table-cell>
          <table:table-cell table:style-name="Табліца1.A2" office:value-type="string">
            <text:p text:style-name="P1">עׂלָה – holocauste </text:p>
            <text:p text:style-name="P1">עלה – (même racine) monter</text:p>
            <text:p text:style-name="P1">hif*il: faire monter, offrir un sacrifice הֶעֱלָה</text:p>
            <text:p text:style-name="P3">הַעֲלֵהוּ -- imperatif m sg + COD</text:p>
            <text:p text:style-name="P3">אׂמַר – inaccompli 1 pers m/f de אמר -- «dirai»</text:p>
          </table:table-cell>
          <table:table-cell table:style-name="Табліца1.D2" office:value-type="string">
            <text:p text:style-name="P1">va vers le pays de Moriyya,</text:p>
            <text:p text:style-name="P1">et fais-le monter en holocauste/sacrifie-le là-bas,</text:p>
            <text:p text:style-name="P1">sur une des montagnes que je t'indiquerai».</text:p>
          </table:table-cell>
        </table:table-row>
        <table:table-row>
          <table:table-cell table:style-name="Табліца1.A2" office:value-type="string">
            <text:p text:style-name="P2">ג</text:p>
          </table:table-cell>
          <table:table-cell table:style-name="Табліца1.A2" office:value-type="string">
            <text:p text:style-name="P8">וַיַּשְׁכֵּם אַבְרָהָם בַּבֹּקֶר </text:p>
            <text:p text:style-name="P8">וַיַּחֲבֹשׁ אֶת חֲמֹרוֹ וַיִּקַּח אֶת שְׁנֵי נְעָרָיו אִתּוֹ וְאֵת יִצְחָק בְּנוֹ</text:p>
          </table:table-cell>
          <table:table-cell table:style-name="Табліца1.A2" office:value-type="string">
            <text:p text:style-name="P1">שכם – hif*il הִשכִּם se lever tôt</text:p>
            <text:p text:style-name="P1">יַשכִּים – inaccompli</text:p>
            <text:p text:style-name="P1">חבש – seller/arrêter/bander/se couvrir</text:p>
            <text:p text:style-name="P1">יִקַח – inaccompli de לקח</text:p>
            <text:p text:style-name="P1">שְנֵי – é.c. de שנַיִים (?)</text:p>
            <text:p text:style-name="P3">נְעָרָיו = é.c. du pluriel de נער (qui est נְעָרֵי) + «ses» ו</text:p>
            <text:p text:style-name="P3">שְׁנֵי נְעָרָיו = é.c + é.c + suffixe = deux des serviteurs de lui = deux de ses serviteurs</text:p>
          </table:table-cell>
          <table:table-cell table:style-name="Табліца1.D2" office:value-type="string">
            <text:p text:style-name="P1">Avraham s'est levé tôt le matin, a sellé son âne, a pris avec lui <text:s/>deux des ses serviteurs et son fils Yiṣḥaq,</text:p>
          </table:table-cell>
        </table:table-row>
        <table:table-row>
          <table:table-cell table:style-name="Табліца1.A2" office:value-type="string">
            <text:p text:style-name="P1"/>
          </table:table-cell>
          <table:table-cell table:style-name="Табліца1.A2" office:value-type="string">
            <text:p text:style-name="P8">וַיְבַקַּע עֲצֵי עֹלָה</text:p>
            <text:p text:style-name="P9"><text:soft-page-break/><text:span text:style-name="T2">וַיָּקָם וַיֵּלֶךְ אֶל הַמָּקוֹם </text:span><text:span text:style-name="T2">אֲשֶׁר אָמַר לוֹ הָאֱלֹהִים</text:span><text:span text:style-name="T1">.</text:span></text:p>
          </table:table-cell>
          <table:table-cell table:style-name="Табліца1.A2" office:value-type="string">
            <text:p text:style-name="P1">בקע – (ici) fendre</text:p>
            <text:p text:style-name="P1"><text:soft-page-break/>עֲצֵי עׂלָה – é.c. «bois de holocauste» </text:p>
            <text:p text:style-name="P1">יָקוּם – inaccompli de קָם «se mettre débout/commencer»<text:span text:style-name="T2">.</text:span></text:p>
          </table:table-cell>
          <table:table-cell table:style-name="Табліца1.D2" office:value-type="string">
            <text:p text:style-name="P1">il a fendu le bois de <text:soft-page-break/>l'holocauste, et s'est mis à marcher vers l'endroit, dont le Dieu lui avait parlé/que le Dieu lui avait indiqué.</text:p>
          </table:table-cell>
        </table:table-row>
        <table:table-row>
          <table:table-cell table:style-name="Табліца1.A2" office:value-type="string">
            <text:p text:style-name="P2">ד</text:p>
          </table:table-cell>
          <table:table-cell table:style-name="Табліца1.A2" office:value-type="string">
            <text:p text:style-name="P8">בַּיּוֹם הַשְּׁלִישִׁי</text:p>
            <text:p text:style-name="P9"><text:span text:style-name="T2">וַיִּשָּׂא אַבְרָהָם אֶת עֵינָיו וַיַּרְא אֶת הַמָּקוֹם מֵרָחֹק</text:span><text:span text:style-name="T1">.</text:span></text:p>
          </table:table-cell>
          <table:table-cell table:style-name="Табліца1.A2" office:value-type="string">
            <text:p text:style-name="P1">שלישי – troisième</text:p>
            <text:p text:style-name="P1">יִשָּׂא – inaccompli de נשא – lever/porter</text:p>
            <text:p text:style-name="P3">עַיִן←עֵינַיִים←עֵינֵי é.c. pl.</text:p>
            <text:p text:style-name="P3">אֶת עֵינָיו = avec ses (propres) yeux</text:p>
            <text:p text:style-name="P3">יַרְא – inaccompli de ראה (?)</text:p>
            <text:p text:style-name="P3">le dictionnaire donne יִראֶה</text:p>
            <text:p text:style-name="P3">רָחֹק – loin </text:p>
          </table:table-cell>
          <table:table-cell table:style-name="Табліца1.D2" office:value-type="string">
            <text:p text:style-name="P1">Le troisième jour, Avraham a levé ses yeux et a vu l'endroit de loin.</text:p>
          </table:table-cell>
        </table:table-row>
        <table:table-row>
          <table:table-cell table:style-name="Табліца1.A2" office:value-type="string">
            <text:p text:style-name="P2">ה</text:p>
          </table:table-cell>
          <table:table-cell table:style-name="Табліца1.A2" office:value-type="string">
            <text:p text:style-name="P8">וַיֹּאמֶר אַבְרָהָם אֶל נְעָרָיו</text:p>
            <text:p text:style-name="P8">שְׁבוּ לָכֶם פֹּה עִם הַחֲמוֹר</text:p>
          </table:table-cell>
          <table:table-cell table:style-name="Табліца1.A2" office:value-type="string">
            <text:p text:style-name="P1">יָשַב – s'asseoir</text:p>
            <text:p text:style-name="P3">שְׁבוּ לָכֶם -- impératif pluriel m/f deuxième personne «asseyez-vous».</text:p>
            <text:p text:style-name="P3">Je suppose que <text:s/>לָכֶם ne doit pas être traduit, tout comme לְךָ dans לֶךְ לְךָ «va-(t-en)» et est caractéristique pour les verbes de mouvement.</text:p>
            <text:p text:style-name="P3">פּׂה – ici</text:p>
          </table:table-cell>
          <table:table-cell table:style-name="Табліца1.D2" office:value-type="string">
            <text:p text:style-name="P1">Avraham a dit à ses serviteurs:</text:p>
            <text:p text:style-name="P1">asseyez-vous ici avec l'âne, </text:p>
          </table:table-cell>
        </table:table-row>
        <table:table-row>
          <table:table-cell table:style-name="Табліца1.A2" office:value-type="string">
            <text:p text:style-name="P1"/>
          </table:table-cell>
          <table:table-cell table:style-name="Табліца1.A2" office:value-type="string">
            <text:p text:style-name="P9"><text:span text:style-name="T2">וַאֲנִי וְהַנַּעַר נֵלְכָה עַד כֹּה וְנִשְׁתַּחֲוֶה וְנָשׁוּבָה אֲלֵיכֶם</text:span><text:span text:style-name="T1">.</text:span></text:p>
          </table:table-cell>
          <table:table-cell table:style-name="Табліца1.A2" office:value-type="string">
            <text:p text:style-name="P3">נֵלְכָה – inaccompli de הלך</text:p>
            <text:p text:style-name="P3">dictionnaire donne נֵלֵך</text:p>
            <text:p text:style-name="P3">עַד – jusque </text:p>
            <text:p text:style-name="P3">כּׂה – ainsi/que </text:p>
            <text:p text:style-name="P1"><text:span text:style-name="T2">נִשְׁתַּחֲוֶה – trouvé dans le dictionnaire pour la racine חוה «se prosterner, adorer» avec binyan étrange hi</text:span><text:span text:style-name="T3">štaf*al </text:span></text:p>
            <text:p text:style-name="P4">3 pers. sg inaccompli יִשתַּחֲוֶה</text:p>
            <text:p text:style-name="P4">נָשׁוּבָה – inaccompli 1 pers. pl. de שָב – retourner <text:s/>-- racine irregulière שוב</text:p>
          </table:table-cell>
          <table:table-cell table:style-name="Табліца1.D2" office:value-type="string">
            <text:p text:style-name="P1">et moi et le garçon nous irons jusque là et nous prosternerons et reviendrons vers vous.</text:p>
          </table:table-cell>
        </table:table-row>
        <table:table-row>
          <table:table-cell table:style-name="Табліца1.A2" office:value-type="string">
            <text:p text:style-name="P2">ו</text:p>
          </table:table-cell>
          <table:table-cell table:style-name="Табліца1.A2" office:value-type="string">
            <text:p text:style-name="P8">וַיִּקַּח אַבְרָהָם אֶת עֲצֵי הָעֹלָה וַיָּשֶׂם עַל יִצְחָק בְּנוֹ</text:p>
            <text:p text:style-name="P9"><text:soft-page-break/><text:span text:style-name="T2">וַיִּקַּח בְּיָדוֹ אֶת הָאֵשׁ </text:span><text:span text:style-name="T2">וְאֶת הַמַּאֲכֶלֶת וַיֵּלְכוּ שְׁנֵיהֶם יַחְדָּו</text:span><text:span text:style-name="T1">.</text:span></text:p>
          </table:table-cell>
          <table:table-cell table:style-name="Табліца1.A2" office:value-type="string">
            <text:p text:style-name="P1">יִקַּח – inaccompli de לקח</text:p>
            <text:p text:style-name="P1">יָשֶם – inaccompli de ישם – placer, poser</text:p>
            <text:p text:style-name="P3"><text:soft-page-break/>מַאֲכֶלֶת – couteau (ou coutelas?)</text:p>
            <text:p text:style-name="P3">יֵלְכוּ -- inaccompli 3 pers. pl. de הלך</text:p>
            <text:p text:style-name="P3">שְׁנֵיהֶם – (tous) les deux</text:p>
            <text:p text:style-name="P3">יַחְדָּו – ensemble (comme בְּיַחַד)</text:p>
          </table:table-cell>
          <table:table-cell table:style-name="Табліца1.D2" office:value-type="string">
            <text:p text:style-name="P1">Avraham a pris le bois de l'holocauste et (l') a posé/chargé sur <text:s/>son fils <text:soft-page-break/>Yiṣḥaq.</text:p>
            <text:p text:style-name="P1">Il a pris dans sa main le feu et le couteau et ils marchaient ensemble, à deux.</text:p>
            <text:p text:style-name="P1"/>
          </table:table-cell>
        </table:table-row>
        <table:table-row>
          <table:table-cell table:style-name="Табліца1.A2" office:value-type="string">
            <text:p text:style-name="P2">ז</text:p>
          </table:table-cell>
          <table:table-cell table:style-name="Табліца1.A2" office:value-type="string">
            <text:p text:style-name="P8">וַיֹּאמֶר יִצְחָק אֶל אַבְרָהָם אָבִיו</text:p>
            <text:p text:style-name="P8">וַיֹּאמֶר אָבִי</text:p>
            <text:p text:style-name="P8">וַיֹּאמֶר הִנֶּנִּי בְנִי</text:p>
            <text:p text:style-name="P9"><text:span text:style-name="T2">וַיֹּאמֶר הִנֵּה הָאֵשׁ וְהָעֵצִים וְאַיֵּה הַשֶּׂה לְעֹלָה</text:span><text:span text:style-name="T1">.</text:span></text:p>
          </table:table-cell>
          <table:table-cell table:style-name="Табліца1.A2" office:value-type="string">
            <text:p text:style-name="P3">אַיֵּה – où?</text:p>
            <text:p text:style-name="P3">שֶֹה – agneau</text:p>
          </table:table-cell>
          <table:table-cell table:style-name="Табліца1.D2" office:value-type="string">
            <text:p text:style-name="P1">Yiṣḥaq parlait à son père, Avraham. Il a dit: «Mon père!»</text:p>
            <text:p text:style-name="P1">Il (Avraham) a dit «Me voici, mon fils». Il (Yiṣḥaq) a dit «Voici le feu et le bois, où est l'agneau pour l'holocauste?»</text:p>
          </table:table-cell>
        </table:table-row>
        <table:table-row>
          <table:table-cell table:style-name="Табліца1.A2" office:value-type="string">
            <text:p text:style-name="P3">ח</text:p>
          </table:table-cell>
          <table:table-cell table:style-name="Табліца1.A2" office:value-type="string">
            <text:p text:style-name="P8">וַיֹּאמֶר אַבְרָהָם</text:p>
            <text:p text:style-name="P8">אֱלֹהִים יִרְאֶה לּוֹ הַשֶּׂה לְעֹלָה בְּנִי</text:p>
            <text:p text:style-name="P8">וַיֵּלְכוּ שְׁנֵיהֶם יַחְדָּו</text:p>
          </table:table-cell>
          <table:table-cell table:style-name="Табліца1.A2" office:value-type="string">
            <text:p text:style-name="P3">יִרְאֶה – ici la forme est regulaire par rapport au «Avraham a levé ses yeux et a vu l'endroit de loin»</text:p>
          </table:table-cell>
          <table:table-cell table:style-name="Табліца1.D2" office:value-type="string">
            <text:p text:style-name="P1">Avraham a dit: «Dieu verra/trouvra l'agneau pour l'holocauste, mon fils». Ils marchaient ensemble, à deux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avid" svg:font-family="David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e" fo:country="B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5-19T21:45:22</meta:creation-date>
    <meta:generator>OpenOffice.org/3.2$Unix OpenOffice.org_project/320m12$Build-9483</meta:generator>
    <dc:date>2014-05-22T18:37:04</dc:date>
    <meta:editing-duration>PT06H42M21S</meta:editing-duration>
    <meta:editing-cycles>116</meta:editing-cycles>
    <meta:document-statistic meta:table-count="1" meta:image-count="0" meta:object-count="0" meta:page-count="3" meta:paragraph-count="106" meta:word-count="735" meta:character-count="4342"/>
  </office:meta>
</office:document-meta>
</file>